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
      <text:p text:style-name="Standard">The game will be built for both PC and Unity's Browser.</text:p>
      <text:p text:style-name="Standard"/>
      <text:p text:style-name="Standard">Once the core game is functional, I will add in a pause menu and some SFXs and maybe some background music.</text:p>
      <text:p text:style-name="Standard"/>
      <text:p text:style-name="Standard"/>
      <text:p text:style-name="Standard"/>
      <text:p text:style-name="Standard"/>
      <text:p text:style-name="Standard">A list of the big steps that will need to be done in order to make the basic game.</text:p>
      <text:p text:style-name="Standard"/>
      <text:list xml:id="list330843796914427417" text:style-name="L1">
        <text:list-item>
          <text:p text:style-name="P2">Setup the Scenes, Level 1, Main Menu, Win Screen, Empty Lose Screen, Empty Options Menu. = tick</text:p>
        </text:list-item>
        <text:list-item>
          <text:p text:style-name="P2">Build the floor. = tick</text:p>
        </text:list-item>
        <text:list-item>
          <text:p text:style-name="P2">Setup the camera.= tick</text:p>
        </text:list-item>
        <text:list-item>
          <text:p text:style-name="P2">Build the four wall pieces. = tick</text:p>
        </text:list-item>
        <text:list-item>
          <text:p text:style-name="P2">Build the maze. = tick</text:p>
        </text:list-item>
        <text:list-item>
          <text:p text:style-name="P2">Adjust/change the lighting so that everything is lit equally like the studio lighting in Star Trek: The Next Generation. = </text:p>
        </text:list-item>
        <text:list-item>
          <text:p text:style-name="P2">Make the end goal. = </text:p>
        </text:list-item>
        <text:list-item>
          <text:p text:style-name="P2">Make the player. = tick</text:p>
        </text:list-item>
        <text:list-item>
          <text:p text:style-name="P2">Write the player controller. = </text:p>
        </text:list-item>
        <text:list-item>
          <text:p text:style-name="P2">Write the win script/condition. = </text:p>
        </text:list-item>
        <text:list-item>
          <text:p text:style-name="P2">Connect the menus that are needed to win. = </text:p>
        </text:list-item>
        <text:list-item>
          <text:p text:style-name="P2">Make sure the wall and floor colours are correct. = </text:p>
        </text:list-item>
        <text:list-item>
          <text:p text:style-name="P2">Polish. = </text:p>
        </text:list-item>
        <text:list-item>
          <text:p text:style-name="P2">Build and test. = </text:p>
        </text:list-item>
        <text:list-item>
          <text:p text:style-name="P2">Fix any errors. = </text:p>
        </text:list-item>
        <text:list-item>
          <text:p text:style-name="P2">Add in a better UI. = </text:p>
        </text:list-item>
        <text:list-item>
          <text:p text:style-name="P2">Add in a pause menu? [Use On Enable/On Disable player movement script/arrow keys.] = </text:p>
        </text:list-item>
        <text:list-item>
          <text:p text:style-name="P2">SFXs. = </text:p>
        </text:list-item>
        <text:list-item>
          <text:p text:style-name="P2">Maybe some background music. = </text:p>
        </text:list-item>
        <text:list-item>
          <text:p text:style-name="P2">A Skybox? = </text:p>
        </text:list-item>
        <text:list-item>
          <text:p text:style-name="P2">Make the player ball roll. = </text:p>
        </text:list-item>
        <text:list-item>
          <text:p text:style-name="P2">Build and test. = </text:p>
        </text:list-item>
        <text:list-item>
          <text:p text:style-name="P2">Fix any errors. = </text:p>
        </text:list-item>
        <text:list-item>
          <text:p text:style-name="P2">Done. = </text:p>
        </text:list-item>
      </text:list>
      <text:p text:style-name="Standard"/>
      <text:p text:style-name="Standard"/>
      <text:p text:style-name="Standard"/>
      <text:p text:style-name="Standard"><text:soft-page-break/></text:p>
      <text:p text:style-name="Standard">Stuff at the 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2-05T17:26:49.98</dc:date>
    <dc:creator>Charlie Gracie</dc:creator>
    <meta:editing-duration>PT21H42M18S</meta:editing-duration>
    <meta:editing-cycles>44</meta:editing-cycles>
    <meta:generator>OpenOffice/4.1.3$Win32 OpenOffice.org_project/413m1$Build-9783</meta:generator>
    <meta:document-statistic meta:table-count="0" meta:image-count="0" meta:object-count="0" meta:page-count="2" meta:paragraph-count="33" meta:word-count="303" meta:character-count="1441"/>
  </office:meta>
</office:document-meta>
</file>